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1569in" table:align="margins"/>
    </style:style>
    <style:style style:name="Table1.A" style:family="table-column">
      <style:table-column-properties style:column-width="9.5785in" style:rel-column-width="32767*"/>
    </style:style>
    <style:style style:name="Table1.B" style:family="table-column">
      <style:table-column-properties style:column-width="9.578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9.1618in" fo:margin-left="0in" fo:margin-right="-0.0049in" table:align="margins"/>
    </style:style>
    <style:style style:name="Table3.A" style:family="table-column">
      <style:table-column-properties style:column-width="19.1618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19.1569in" table:align="margins"/>
    </style:style>
    <style:style style:name="Education.A" style:family="table-column">
      <style:table-column-properties style:column-width="2.7944in" style:rel-column-width="9559*"/>
    </style:style>
    <style:style style:name="Education.B" style:family="table-column">
      <style:table-column-properties style:column-width="16.362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19.1618in" fo:margin-left="0in" fo:margin-right="-0.0049in" table:align="margins"/>
    </style:style>
    <style:style style:name="Table4.A" style:family="table-column">
      <style:table-column-properties style:column-width="2.7931in" style:rel-column-width="9553*"/>
    </style:style>
    <style:style style:name="Table4.B" style:family="table-column">
      <style:table-column-properties style:column-width="16.3688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19.1569in" table:align="margins"/>
    </style:style>
    <style:style style:name="Table5.A" style:family="table-column">
      <style:table-column-properties style:column-width="2.7944in" style:rel-column-width="9559*"/>
    </style:style>
    <style:style style:name="Table5.B" style:family="table-column">
      <style:table-column-properties style:column-width="16.3625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19.1632in" fo:margin-left="-0.0063in" fo:margin-right="0in" table:align="margins"/>
    </style:style>
    <style:style style:name="WorkExperience.A" style:family="table-column">
      <style:table-column-properties style:column-width="2.7931in" style:rel-column-width="9551*"/>
    </style:style>
    <style:style style:name="WorkExperience.B" style:family="table-column">
      <style:table-column-properties style:column-width="16.3701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19.1569in" table:align="margins"/>
    </style:style>
    <style:style style:name="Table2.A" style:family="table-column">
      <style:table-column-properties style:column-width="2.7944in" style:rel-column-width="9559*"/>
    </style:style>
    <style:style style:name="Table2.B" style:family="table-column">
      <style:table-column-properties style:column-width="16.362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1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5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5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6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6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4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05c3498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c38da0" officeooo:paragraph-rsid="0203ae44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595940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normal" officeooo:rsid="00c69759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4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5" style:family="text">
      <style:text-properties fo:color="#000000" officeooo:rsid="0108c802"/>
    </style:style>
    <style:style style:name="T96" style:family="text">
      <style:text-properties fo:color="#000000" officeooo:rsid="01b0e7bc"/>
    </style:style>
    <style:style style:name="T97" style:family="text">
      <style:text-properties fo:color="#000000" fo:font-weight="normal" style:font-weight-asian="normal" style:font-weight-complex="normal"/>
    </style:style>
    <style:style style:name="T98" style:family="text">
      <style:text-properties fo:color="#000000" fo:font-weight="normal" officeooo:rsid="020f9139" style:font-weight-asian="normal" style:font-weight-complex="normal"/>
    </style:style>
    <style:style style:name="T9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1" style:family="text">
      <style:text-properties fo:color="#000000" fo:font-style="normal" officeooo:rsid="00ffecf3" style:font-style-asian="normal" style:font-style-complex="normal"/>
    </style:style>
    <style:style style:name="T102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5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6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7" style:family="text">
      <style:text-properties officeooo:rsid="0026f121"/>
    </style:style>
    <style:style style:name="T108" style:family="text">
      <style:text-properties officeooo:rsid="002922b2"/>
    </style:style>
    <style:style style:name="T109" style:family="text">
      <style:text-properties officeooo:rsid="002b529c"/>
    </style:style>
    <style:style style:name="T110" style:family="text">
      <style:text-properties officeooo:rsid="00310b77"/>
    </style:style>
    <style:style style:name="T111" style:family="text">
      <style:text-properties officeooo:rsid="00354f96"/>
    </style:style>
    <style:style style:name="T112" style:family="text">
      <style:text-properties officeooo:rsid="00583f4a"/>
    </style:style>
    <style:style style:name="T113" style:family="text">
      <style:text-properties officeooo:rsid="005da7c2"/>
    </style:style>
    <style:style style:name="T114" style:family="text">
      <style:text-properties officeooo:rsid="0062f05c"/>
    </style:style>
    <style:style style:name="T115" style:family="text">
      <style:text-properties officeooo:rsid="006967fa"/>
    </style:style>
    <style:style style:name="T116" style:family="text">
      <style:text-properties officeooo:rsid="0074ed6a"/>
    </style:style>
    <style:style style:name="T117" style:family="text">
      <style:text-properties officeooo:rsid="0087c0e9"/>
    </style:style>
    <style:style style:name="T118" style:family="text">
      <style:text-properties officeooo:rsid="0088d114"/>
    </style:style>
    <style:style style:name="T119" style:family="text">
      <style:text-properties officeooo:rsid="008bcb31"/>
    </style:style>
    <style:style style:name="T120" style:family="text">
      <style:text-properties officeooo:rsid="008f96fd"/>
    </style:style>
    <style:style style:name="T121" style:family="text">
      <style:text-properties officeooo:rsid="00944f62"/>
    </style:style>
    <style:style style:name="T122" style:family="text">
      <style:text-properties officeooo:rsid="00c1f480"/>
    </style:style>
    <style:style style:name="T123" style:family="text">
      <style:text-properties officeooo:rsid="00c38da0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c69759" style:font-style-asian="normal" style:font-style-complex="normal"/>
    </style:style>
    <style:style style:name="T126" style:family="text">
      <style:text-properties fo:font-style="normal" officeooo:rsid="00c8cfcb" style:font-style-asian="normal" style:font-style-complex="normal"/>
    </style:style>
    <style:style style:name="T127" style:family="text">
      <style:text-properties fo:font-style="normal" officeooo:rsid="00ec0be4" style:font-style-asian="normal" style:font-style-complex="normal"/>
    </style:style>
    <style:style style:name="T128" style:family="text">
      <style:text-properties fo:font-style="normal" officeooo:rsid="01235414" style:font-style-asian="normal" style:font-style-complex="normal"/>
    </style:style>
    <style:style style:name="T129" style:family="text">
      <style:text-properties fo:font-style="normal" officeooo:rsid="011e084e" style:font-style-asian="normal" style:font-style-complex="normal"/>
    </style:style>
    <style:style style:name="T130" style:family="text">
      <style:text-properties fo:font-style="normal" officeooo:rsid="01e19718" style:font-style-asian="normal" style:font-style-complex="normal"/>
    </style:style>
    <style:style style:name="T131" style:family="text">
      <style:text-properties fo:font-style="normal" officeooo:rsid="024d426c" style:font-style-asian="normal" style:font-style-complex="normal"/>
    </style:style>
    <style:style style:name="T132" style:family="text">
      <style:text-properties fo:font-style="normal" officeooo:rsid="0250a7aa" style:font-style-asian="normal" style:font-style-complex="normal"/>
    </style:style>
    <style:style style:name="T133" style:family="text">
      <style:text-properties fo:font-style="normal" style:text-underline-style="none" style:font-style-asian="normal" style:font-style-complex="normal"/>
    </style:style>
    <style:style style:name="T134" style:family="text">
      <style:text-properties fo:font-style="normal" style:text-underline-style="none" officeooo:rsid="00ec0be4" style:font-style-asian="normal" style:font-style-complex="normal"/>
    </style:style>
    <style:style style:name="T135" style:family="text">
      <style:text-properties fo:font-style="normal" style:text-underline-style="none" officeooo:rsid="00ffecf3" style:font-style-asian="normal" style:font-style-complex="normal"/>
    </style:style>
    <style:style style:name="T136" style:family="text">
      <style:text-properties fo:font-style="normal" style:text-underline-style="none" officeooo:rsid="024d426c" style:font-style-asian="normal" style:font-style-complex="normal"/>
    </style:style>
    <style:style style:name="T137" style:family="text">
      <style:text-properties fo:font-style="normal" style:text-underline-style="none" officeooo:rsid="027f96a4" style:font-style-asian="normal" style:font-style-complex="normal"/>
    </style:style>
    <style:style style:name="T1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style:text-underline-style="solid" style:text-underline-width="auto" style:text-underline-color="font-color" officeooo:rsid="002979bd"/>
    </style:style>
    <style:style style:name="T146" style:family="text">
      <style:text-properties style:text-underline-style="solid" style:text-underline-width="auto" style:text-underline-color="font-color" officeooo:rsid="00c1f480"/>
    </style:style>
    <style:style style:name="T147" style:family="text">
      <style:text-properties style:text-underline-style="solid" style:text-underline-width="auto" style:text-underline-color="font-color" officeooo:rsid="01096a7a"/>
    </style:style>
    <style:style style:name="T148" style:family="text">
      <style:text-properties style:text-underline-style="solid" style:text-underline-width="auto" style:text-underline-color="font-color" officeooo:rsid="013dee83"/>
    </style:style>
    <style:style style:name="T149" style:family="text">
      <style:text-properties style:text-underline-style="solid" style:text-underline-width="auto" style:text-underline-color="font-color" officeooo:rsid="016137c7"/>
    </style:style>
    <style:style style:name="T150" style:family="text">
      <style:text-properties officeooo:rsid="0101cbb6"/>
    </style:style>
    <style:style style:name="T151" style:family="text">
      <style:text-properties officeooo:rsid="01096a7a"/>
    </style:style>
    <style:style style:name="T152" style:family="text">
      <style:text-properties officeooo:rsid="012078fb"/>
    </style:style>
    <style:style style:name="T153" style:family="text">
      <style:text-properties fo:background-color="transparent" loext:char-shading-value="0"/>
    </style:style>
    <style:style style:name="T154" style:family="text">
      <style:text-properties officeooo:rsid="017dafe5" fo:background-color="transparent" loext:char-shading-value="0"/>
    </style:style>
    <style:style style:name="T155" style:family="text">
      <style:text-properties officeooo:rsid="01294f5b"/>
    </style:style>
    <style:style style:name="T156" style:family="text">
      <style:text-properties officeooo:rsid="0136ba4e"/>
    </style:style>
    <style:style style:name="T157" style:family="text">
      <style:text-properties officeooo:rsid="013f9640"/>
    </style:style>
    <style:style style:name="T158" style:family="text">
      <style:text-properties fo:font-variant="normal" fo:text-transform="none" fo:color="#000000" fo:letter-spacing="normal" officeooo:rsid="0143c357"/>
    </style:style>
    <style:style style:name="T159" style:family="text">
      <style:text-properties officeooo:rsid="01415871"/>
    </style:style>
    <style:style style:name="T160" style:family="text">
      <style:text-properties officeooo:rsid="0143c357"/>
    </style:style>
    <style:style style:name="T161" style:family="text">
      <style:text-properties officeooo:rsid="014fcb86"/>
    </style:style>
    <style:style style:name="T162" style:family="text">
      <style:text-properties officeooo:rsid="0152f2ad"/>
    </style:style>
    <style:style style:name="T163" style:family="text">
      <style:text-properties officeooo:rsid="015e1941"/>
    </style:style>
    <style:style style:name="T164" style:family="text">
      <style:text-properties officeooo:rsid="0167ecc5"/>
    </style:style>
    <style:style style:name="T165" style:family="text">
      <style:text-properties officeooo:rsid="016e7392"/>
    </style:style>
    <style:style style:name="T166" style:family="text">
      <style:text-properties officeooo:rsid="017107c6"/>
    </style:style>
    <style:style style:name="T167" style:family="text">
      <style:text-properties officeooo:rsid="017ad915"/>
    </style:style>
    <style:style style:name="T168" style:family="text">
      <style:text-properties officeooo:rsid="017df1c7"/>
    </style:style>
    <style:style style:name="T169" style:family="text">
      <style:text-properties officeooo:rsid="017e0cc5"/>
    </style:style>
    <style:style style:name="T170" style:family="text">
      <style:text-properties officeooo:rsid="018449d6"/>
    </style:style>
    <style:style style:name="T171" style:family="text">
      <style:text-properties officeooo:rsid="01a64a49"/>
    </style:style>
    <style:style style:name="T172" style:family="text">
      <style:text-properties officeooo:rsid="013dee83"/>
    </style:style>
    <style:style style:name="T173" style:family="text">
      <style:text-properties style:text-underline-style="none"/>
    </style:style>
    <style:style style:name="T174" style:family="text">
      <style:text-properties officeooo:rsid="01d4ab70"/>
    </style:style>
    <style:style style:name="T175" style:family="text">
      <style:text-properties officeooo:rsid="01d86f97"/>
    </style:style>
    <style:style style:name="T176" style:family="text">
      <style:text-properties officeooo:rsid="01d9d10b"/>
    </style:style>
    <style:style style:name="T177" style:family="text">
      <style:text-properties officeooo:rsid="01e0fbc1"/>
    </style:style>
    <style:style style:name="T178" style:family="text">
      <style:text-properties officeooo:rsid="01f272ca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officeooo:rsid="02090fdd"/>
    </style:style>
    <style:style style:name="T181" style:family="text">
      <style:text-properties officeooo:rsid="020e9077"/>
    </style:style>
    <style:style style:name="T182" style:family="text">
      <style:text-properties officeooo:rsid="020f9139"/>
    </style:style>
    <style:style style:name="T183" style:family="text">
      <style:text-properties officeooo:rsid="0226373f"/>
    </style:style>
    <style:style style:name="T184" style:family="text">
      <style:text-properties officeooo:rsid="022b0869"/>
    </style:style>
    <style:style style:name="T185" style:family="text">
      <style:text-properties officeooo:rsid="023047d4"/>
    </style:style>
    <style:style style:name="T186" style:family="text">
      <style:text-properties officeooo:rsid="02478cff"/>
    </style:style>
    <style:style style:name="T187" style:family="text">
      <style:text-properties officeooo:rsid="02007c83"/>
    </style:style>
    <style:style style:name="T188" style:family="text">
      <style:text-properties officeooo:rsid="024be79a"/>
    </style:style>
    <style:style style:name="T189" style:family="text">
      <style:text-properties officeooo:rsid="024d426c"/>
    </style:style>
    <style:style style:name="T190" style:family="text">
      <style:text-properties officeooo:rsid="024ede48"/>
    </style:style>
    <style:style style:name="T191" style:family="text">
      <style:text-properties officeooo:rsid="02517226"/>
    </style:style>
    <style:style style:name="T192" style:family="text">
      <style:text-properties officeooo:rsid="0251c3b5"/>
    </style:style>
    <style:style style:name="T193" style:family="text">
      <style:text-properties officeooo:rsid="0252245d"/>
    </style:style>
    <style:style style:name="T194" style:family="text">
      <style:text-properties officeooo:rsid="02536359"/>
    </style:style>
    <style:style style:name="T195" style:family="text">
      <style:text-properties officeooo:rsid="0254eee5"/>
    </style:style>
    <style:style style:name="T196" style:family="text">
      <style:text-properties officeooo:rsid="02567e97"/>
    </style:style>
    <style:style style:name="T197" style:family="text">
      <style:text-properties officeooo:rsid="0257b0db"/>
    </style:style>
    <style:style style:name="T198" style:family="text">
      <style:text-properties officeooo:rsid="01f3b3e2"/>
    </style:style>
    <style:style style:name="T199" style:family="text">
      <style:text-properties officeooo:rsid="025a7e14"/>
    </style:style>
    <style:style style:name="T200" style:family="text">
      <style:text-properties officeooo:rsid="001f533b"/>
    </style:style>
    <style:style style:name="T201" style:family="text">
      <style:text-properties officeooo:rsid="025edec6"/>
    </style:style>
    <style:style style:name="T202" style:family="text">
      <style:text-properties officeooo:rsid="026078b5"/>
    </style:style>
    <style:style style:name="T203" style:family="text">
      <style:text-properties officeooo:rsid="0261ad3d"/>
    </style:style>
    <style:style style:name="T204" style:family="text">
      <style:text-properties officeooo:rsid="02681ef8"/>
    </style:style>
    <style:style style:name="T205" style:family="text">
      <style:text-properties officeooo:rsid="026cf407"/>
    </style:style>
    <style:style style:name="T206" style:family="text">
      <style:text-properties officeooo:rsid="026f059b"/>
    </style:style>
    <style:style style:name="T207" style:family="text">
      <style:text-properties officeooo:rsid="0275d943"/>
    </style:style>
    <style:style style:name="T208" style:family="text">
      <style:text-properties officeooo:rsid="027698ea"/>
    </style:style>
    <style:style style:name="T209" style:family="text">
      <style:text-properties officeooo:rsid="027ade4e"/>
    </style:style>
    <style:style style:name="T210" style:family="text">
      <style:text-properties officeooo:rsid="027ae7ba"/>
    </style:style>
    <style:style style:name="T211" style:family="text">
      <style:text-properties officeooo:rsid="027c8bd9"/>
    </style:style>
    <style:style style:name="T212" style:family="text">
      <style:text-properties officeooo:rsid="02811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5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7">Ankeny</text:span>, <text:span text:style-name="T207">IA</text:span> <text:span text:style-name="T207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06"><text:span text:style-name="T165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291156203" text:style-name="L1">
              <text:list-item>
                <text:p text:style-name="P12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6">Notablist.com</text:span></text:a></text:p>
              </text:list-item>
              <text:list-item>
                <text:p text:style-name="P12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0"><text:span text:style-name="T2">p</text:span><text:span text:style-name="T1">rogramming tools</text:span>, such as compilers <text:span text:style-name="T166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3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16"><text:span text:style-name="T1">Ph.D., Computer Science</text:span><text:span text:style-name="T8">,</text:span><text:span text:style-name="T1"> </text:span>University of Cambridge</text:p>
            <text:list xml:id="list3894139031" text:style-name="L2">
              <text:list-item>
                <text:p text:style-name="P131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16"><text:span text:style-name="T1">Diplom Informatiker</text:span><text:span text:style-name="T8">,</text:span><text:span text:style-name="T1"> </text:span>Technische Universität Berlin</text:p>
            <text:list xml:id="list565675505" text:style-name="L3">
              <text:list-item>
                <text:p text:style-name="P132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7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5"><text:span text:style-name="T171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10">Python; TypeScript; </text:span>C++; <text:span text:style-name="T164">C; </text:span>SQL; <text:span text:style-name="T151">C#; </text:span>JavaScript; <text:span text:style-name="T209">Scala</text:span>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4">Flask;</text:span> <text:span text:style-name="T115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2">ElasticSearch; </text:span>MongoDB; <text:span text:style-name="T112">Redis; PostgreSQL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2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6">s</text:span></text:p>
          </table:table-cell>
          <table:table-cell table:style-name="Table4.A1" office:value-type="string">
            <text:p text:style-name="P14"><text:span text:style-name="T161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07">Work Experience</text:p>
          </table:table-cell>
        </table:table-row>
        <table:table-row>
          <table:table-cell table:style-name="Table5.A3" office:value-type="string">
            <text:p text:style-name="P28"><text:span text:style-name="T186">0</text:span>4/2018 <text:span text:style-name="T133">– </text:span><text:span text:style-name="T137">4/2019</text:span></text:p>
          </table:table-cell>
          <table:table-cell table:style-name="Table5.B3" office:value-type="string">
            <text:p text:style-name="P96"><text:span text:style-name="T67">Software architect and technical lead</text:span><text:span text:style-name="T61"> </text:span><text:span text:style-name="T78">at</text:span><text:span text:style-name="T60"> </text:span><text:a xlink:type="simple" xlink:href="https://www.asemio.com/" text:style-name="Internet_20_link" text:visited-style-name="Visited_20_Internet_20_Link"><text:span text:style-name="T73">Asemio, LLC</text:span></text:a><text:span text:style-name="T75"> </text:span><text:span text:style-name="T76">/ Tulsa, OK</text:span></text:p>
            <text:p text:style-name="P72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79">Project planning: <text:span text:style-name="T178">user story mapping, release design, technical architecture, time estimation</text:span> </text:p>
            <text:p text:style-name="P79">Subject matter expertise: responding<text:span text:style-name="T198"> to RFPs and other internal and external needs for technical expertise</text:span></text:p>
            <text:p text:style-name="P81"><text:span text:style-name="T206">Technical leadership</text:span>: mentoring junior developers, code reviews, process development, <text:span text:style-name="T208">flower arranging</text:span></text:p>
            <text:p text:style-name="P80">Recruiting: outreach, reviewing resumes, <text:span text:style-name="T205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6">0</text:span>7/2012 – </text:p>
          </table:table-cell>
          <table:table-cell table:style-name="Table5.B4" office:value-type="string">
            <text:p text:style-name="P69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8"> </text:span><text:span text:style-name="T89">(self-employed) </text:span><text:span text:style-name="T88">/ </text:span><text:span text:style-name="T89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6">0</text:span>6/2012</text:p>
          </table:table-cell>
          <table:table-cell table:style-name="Table5.B5" office:value-type="string">
            <text:p text:style-name="P90">Software architect and full-stack developer <text:span text:style-name="T8">at</text:span> Grokio, LLC<text:span text:style-name="T138"> / New York, NY</text:span></text:p>
            <text:p text:style-name="P71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6">0</text:span>8/2011 – 12/2011</text:p>
          </table:table-cell>
          <table:table-cell table:style-name="Table5.B6" office:value-type="string">
            <text:p text:style-name="P89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9"> </text:span><text:span text:style-name="T138">/ New York, NY</text:span></text:p>
            <text:p text:style-name="P66"><text:span text:style-name="T139">Birchbox </text:span><text:span text:style-name="T140">is </text:span><text:span text:style-name="T138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6">0</text:span>5/2011 – <text:span text:style-name="T186">0</text:span>8/2011</text:p>
          </table:table-cell>
          <table:table-cell table:style-name="Table5.B7" office:value-type="string">
            <text:p text:style-name="P91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41">/ New York, NY</text:span></text:p>
            <text:p text:style-name="P67"><text:span text:style-name="T142">Chartbeat </text:span><text:span text:style-name="T143">is </text:span><text:span text:style-name="T141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6">0</text:span>4/2011</text:p>
          </table:table-cell>
          <table:table-cell table:style-name="Table5.B8" office:value-type="string">
            <text:p text:style-name="P68">Software engineer <text:span text:style-name="T8">at</text:span> IBM Research<text:span text:style-name="T179"> </text:span><text:span text:style-name="T141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6">0</text:span>1/2009 – <text:span text:style-name="T186">0</text:span>7/2010</text:p>
          </table:table-cell>
          <table:table-cell table:style-name="Table5.B9" office:value-type="string">
            <text:p text:style-name="P92">Programmer / Analyst <text:span text:style-name="T8">at</text:span> NEC High Performance Computing Europe <text:span text:style-name="T181">GmbH</text:span><text:span text:style-name="T8"> / Stutgart, Germany</text:span></text:p>
          </table:table-cell>
        </table:table-row>
      </table:table>
      <text:p text:style-name="P7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7">Projects</text:p>
          </table:table-cell>
        </table:table-row>
        <table:table-row>
          <table:table-cell table:style-name="WorkExperience.A1" office:value-type="string">
            <text:p text:style-name="P52"><text:span text:style-name="T188">0</text:span>4/2018 <text:span text:style-name="T187">– 4/2019</text:span></text:p>
          </table:table-cell>
          <table:table-cell table:style-name="WorkExperience.A1" office:value-type="string">
            <text:p text:style-name="P94"><text:span text:style-name="T64">Privacy-preserving record </text:span><text:span text:style-name="T66">linker </text:span><text:span text:style-name="T83">at</text:span><text:span text:style-name="T65"> </text:span><text:a xlink:type="simple" xlink:href="https://www.asemio.com/" text:style-name="Internet_20_link" text:visited-style-name="Visited_20_Internet_20_Link"><text:span text:style-name="T74">Asemio, LLC</text:span></text:a><text:span text:style-name="T63"> </text:span><text:span text:style-name="T79">/ </text:span><text:span text:style-name="T82">Tulsa, OK</text:span></text:p>
          </table:table-cell>
        </table:table-row>
        <table:table-row>
          <table:table-cell table:style-name="WorkExperience.A1" office:value-type="string">
            <text:p text:style-name="P54">Activities</text:p>
          </table:table-cell>
          <table:table-cell table:style-name="WorkExperience.A1" office:value-type="string">
            <text:p text:style-name="P64">Designed and <text:span text:style-name="T202">implemented</text:span> <text:span text:style-name="T199">a privacy-preserving record linker for determining overlap between HIPAA and FERPA protected data sets, using the Sharemind platform for secure multi-party computation, Python libraries and scripts, and C++</text:span></text:p>
            <text:p text:style-name="P65"><text:span text:style-name="T210">Wrote a white paper describing the record linking process and comparing</text:span> <text:span text:style-name="T211">its</text:span> results to plaintext record linking with deterministic and probabilistic algorithms</text:p>
            <text:p text:style-name="P84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1"/>
          </table:table-cell>
        </table:table-row>
        <table:table-row>
          <table:table-cell table:style-name="WorkExperience.A1" office:value-type="string">
            <text:p text:style-name="P53"><text:span text:style-name="T188">0</text:span>4/2018 <text:span text:style-name="T187">– 4/2019</text:span></text:p>
          </table:table-cell>
          <table:table-cell table:style-name="WorkExperience.A1" office:value-type="string">
            <text:p text:style-name="P82"><text:span text:style-name="T105">Community asset mapping platform</text:span><text:span text:style-name="T102"> </text:span><text:span text:style-name="T46">at</text:span><text:span text:style-name="T103"> </text:span><text:a xlink:type="simple" xlink:href="https://www.asemio.com/" text:style-name="Internet_20_link" text:visited-style-name="Visited_20_Internet_20_Link"><text:span text:style-name="T106">Asemio, LLC</text:span></text:a><text:span text:style-name="T104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>Activities</text:p>
          </table:table-cell>
          <table:table-cell table:style-name="WorkExperience.A1" office:value-type="string">
            <text:p text:style-name="P83"><text:span text:style-name="T203">Designed and implemented</text:span> a <text:span text:style-name="T201">web application</text:span> for tracking community assets such as service organizations, funders, collaboratives, data sharing platforms, et al. <text:span text:style-name="T201">The web application was developed</text:span> <text:span text:style-name="T201">with </text:span>TypeScript+React.js, Python+Flask, and a neo4j graph database. <text:span text:style-name="T201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47"><text:span text:style-name="T190">06/2017</text:span> –</text:p>
          </table:table-cell>
          <table:table-cell table:style-name="WorkExperience.A1" office:value-type="string">
            <text:p text:style-name="P97"><text:span text:style-name="T93">Motivated Cognition </text:span><text:span text:style-name="T94">experimen</text:span><text:span text:style-name="T92">t </text:span><text:span text:style-name="T80">at</text:span><text:span text:style-name="T92"> Columbia University</text:span><text:span text:style-name="T80"> / </text:span><text:span text:style-name="T82">New York, NY</text:span></text:p>
            <text:p text:style-name="P70"><text:span text:style-name="T153">Motivated Cognition is a psychology research experiment investigating the effects of cognitive bias </text:span><text:span text:style-name="T154">o</text:span><text:span text:style-name="T153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11"><text:span text:style-name="T157">Created a complete web application from high-level requirements, using TypeScript, Knockout.js, and webpack on the frontend; Java with micro</text:span>services, <text:span text:style-name="T160">YAML configuration, and MongoDB persistence on the backend; generated</text:span><text:span text:style-name="T158"> code for models and services in TypeScript and Java; </text:span><text:span text:style-name="T160">Jenkins continuous integration; and Docker deployment</text:span></text:p>
            <text:p text:style-name="P112">Translated screens from a graphic designer into pixel-perfect CSS and HTML</text:p>
            <text:p text:style-name="P99">Integrated <text:span text:style-name="T159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88"/>
          </table:table-cell>
        </table:table-row>
        <table:table-row>
          <table:table-cell table:style-name="WorkExperience.A1" office:value-type="string">
            <text:p text:style-name="P44"><text:span text:style-name="T131">0</text:span><text:span text:style-name="T127">4</text:span><text:span text:style-name="T124">/201</text:span><text:span text:style-name="T129">7</text:span><text:span text:style-name="T124"> – </text:span><text:span text:style-name="T131">0</text:span><text:span text:style-name="T129">5</text:span><text:span text:style-name="T124">/201</text:span><text:span text:style-name="T129">7</text:span></text:p>
          </table:table-cell>
          <table:table-cell table:style-name="WorkExperience.A1" office:value-type="string">
            <text:p text:style-name="P88">Drug name comparison project <text:span text:style-name="T18">for</text:span><text:span text:style-name="T180"> </text:span><text:span text:style-name="T101">PSW Applied Research Inc.</text:span><text:span text:style-name="T99"> / Toronto, </text:span><text:span text:style-name="T100">ON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3">Implemented Kondrak‘s phonetic alignment and similarity algorithm (ALINE) <text:span text:style-name="T152">and a bigram-based orthographic algorithm (BI-SIM) </text:span>as a PostgreSQL C extension</text:p>
            <text:p text:style-name="P86"><text:span text:style-name="T16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3"><text:span text:style-name="T132">0</text:span><text:span text:style-name="T127">4</text:span><text:span text:style-name="T124">/201</text:span><text:span text:style-name="T128">6</text:span><text:span text:style-name="T124"> – </text:span><text:span text:style-name="T132">0</text:span><text:span text:style-name="T130">4/2018</text:span></text:p>
          </table:table-cell>
          <table:table-cell table:style-name="WorkExperience.A1" office:value-type="string">
            <text:p text:style-name="P97"><text:span text:style-name="T91">F</text:span><text:span text:style-name="T90">ull-stack development </text:span><text:span text:style-name="T77">for</text:span><text:span text:style-name="T90"> Polygon Analytics </text:span><text:span text:style-name="T92">Ltd.</text:span><text:span text:style-name="T80"> /</text:span><text:span text:style-name="T81"> Edinburgh, Scotland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98"><text:span text:style-name="T155">Designed and implemented proprietary software </text:span>in <text:span text:style-name="T156">C++</text:span> and Python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45"><text:span text:style-name="T191">0</text:span>9/2014 –</text:p>
          </table:table-cell>
          <table:table-cell table:style-name="WorkExperience.A1" office:value-type="string">
            <text:p text:style-name="P177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5"> </text:span><text:span text:style-name="T86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6">/ New York, NY</text:span></text:p>
            <text:p text:style-name="P175"><text:span text:style-name="T125">Notablist indexes millions of email newsletters from hundreds of thousands of publishers and provides </text:span><text:span text:style-name="T126">both a search interface </text:span><text:span text:style-name="T125">and real-time change alerts to users.</text:span></text:p>
          </table:table-cell>
        </table:table-row>
        <table:table-row>
          <table:table-cell table:style-name="WorkExperience.A1" office:value-type="string">
            <text:p text:style-name="P122">Activities</text:p>
          </table:table-cell>
          <table:table-cell table:style-name="WorkExperience.A1" office:value-type="string">
            <text:p text:style-name="P168"><text:span text:style-name="T172">Backend p</text:span>rototyping in Python<text:span text:style-name="T173">:</text:span></text:p>
            <text:list xml:id="list102861881652657" text:continue-list="list1291156203" text:style-name="L1">
              <text:list-item>
                <text:p text:style-name="P133"><text:span text:style-name="T114">Classified signup responses and mapped form inputs </text:span>using numpy/scipy/scikit-learn</text:p>
              </text:list-item>
            </text:list>
            <text:p text:style-name="P87"><text:span text:style-name="T148">Backend p</text:span><text:span text:style-name="T144">roduction rewrite in Java</text:span>:</text:p>
            <text:list xml:id="list102862011456811" text:continue-numbering="true" text:style-name="L1">
              <text:list-item>
                <text:p text:style-name="P14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40"><text:span text:style-name="T113">Implemented </text:span>Guice-injected Java <text:span text:style-name="T118">micro-</text:span>service<text:span text:style-name="T113">s </text:span>that encapsulated MongoDB collections; ElasticSearch indices; <text:span text:style-name="T119">Redis databases; S3 buckets; </text:span>screenshotting <text:span text:style-name="T113">and signups </text:span>with Selenium; <text:span text:style-name="T11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41">Designed and implemented <text:span text:style-name="T121">a scalable distributed system</text:span> for <text:span text:style-name="T120">processing</text:span> Common Crawl WARC records and submitting newsletter signups</text:p>
              </text:list-item>
              <text:list-item>
                <text:p text:style-name="P142"><text:span text:style-name="T176">Reported metrics</text:span> to InfluxDB</text:p>
              </text:list-item>
              <text:list-item>
                <text:p text:style-name="P143"><text:span text:style-name="T175">Created</text:span> <text:span text:style-name="T117">administrative</text:span> user interface in Vaadin</text:p>
              </text:list-item>
              <text:list-item>
                <text:p text:style-name="P144">Set up Jenkins continuous integration</text:p>
              </text:list-item>
              <text:list-item>
                <text:p text:style-name="P145"><text:span text:style-name="T163">Deployed with </text:span>Docker+Compose on real hardware</text:p>
              </text:list-item>
            </text:list>
            <text:p text:style-name="P102"><text:span text:style-name="T149">Frontend</text:span>:</text:p>
            <text:list xml:id="list102860041009273" text:continue-numbering="true" text:style-name="L1">
              <text:list-item>
                <text:p text:style-name="P146">Assumed responsibility for <text:span text:style-name="T168">a </text:span>three year-old Bootstrap+Backbone.js+Marionette.js code base in JavaScript</text:p>
              </text:list-item>
              <text:list-item>
                <text:p text:style-name="P146">Incrementally migrated code to TypeScript <text:span text:style-name="T177">with Knockout.js</text:span></text:p>
              </text:list-item>
              <text:list-item>
                <text:p text:style-name="P14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24"><text:span text:style-name="T136">0</text:span><text:span text:style-name="T134">4</text:span><text:span text:style-name="T133">/2014 – </text:span><text:span text:style-name="T136">0</text:span><text:span text:style-name="T135">7</text:span><text:span text:style-name="T133">/2014</text:span></text:p>
          </table:table-cell>
          <table:table-cell table:style-name="WorkExperience.A1" office:value-type="string">
            <text:p text:style-name="P93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4">for</text:span><text:span text:style-name="T62"> </text:span><text:span text:style-name="T72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8">Created a command-line <text:span text:style-name="T15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5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89">0</text:span>3/2013 – <text:span text:style-name="T189">0</text:span>7/2013</text:p>
          </table:table-cell>
          <table:table-cell table:style-name="WorkExperience.A1" office:value-type="string">
            <text:p text:style-name="P118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7"> / </text:span><text:span text:style-name="T98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10">Designed and implemented a Model-View-Controller-based Java web application with Guice-injected <text:span text:style-name="T157">micro</text:span>services backed by Amazon S3</text:p>
            <text:p text:style-name="P110">Authenticated and authorized users with Shiro</text:p>
            <text:p text:style-name="P8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19"><text:span text:style-name="T192">0</text:span>7/2012 –</text:p>
          </table:table-cell>
          <table:table-cell table:style-name="WorkExperience.A1" office:value-type="string">
            <text:p text:style-name="P176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8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7"> / El Dorado, CA</text:span></text:p>
            <text:p text:style-name="P137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5">Activities</text:p>
          </table:table-cell>
          <table:table-cell table:style-name="WorkExperience.A1" office:value-type="string">
            <text:p text:style-name="P158"><text:span text:style-name="T144">TeraScript </text:span><text:span text:style-name="T145">Server </text:span><text:span text:style-name="T144">8</text:span>:</text:p>
            <text:p text:style-name="P75">Rewrote TeraScript 7 in Java while maintaining strict backwards compatibility:</text:p>
            <text:list xml:id="list102900608833174" text:continue-numbering="true" text:style-name="L1">
              <text:list-item>
                <text:p text:style-name="P148"><text:span text:style-name="T174">Grammar</text:span>-based compilers for <text:span text:style-name="T123">TML</text:span> and associated little languages <text:span text:style-name="T174">using ANTLR</text:span></text:p>
              </text:list-item>
              <text:list-item>
                <text:p text:style-name="P148">Tree interpreters for TML, <text:span text:style-name="T123">TAF, and TCF</text:span></text:p>
              </text:list-item>
              <text:list-item>
                <text:p text:style-name="P152">Versioned OSGi <text:span text:style-name="T107">bundles with Maven and Apache Felix</text:span></text:p>
              </text:list-item>
              <text:list-item>
                <text:p text:style-name="P149">Library of standard functions, <text:span text:style-name="T108">primitive types, and collections</text:span> with extensive unit tests</text:p>
              </text:list-item>
            </text:list>
            <text:p text:style-name="P101"><text:span text:style-name="T144">TeraScript </text:span><text:span text:style-name="T145">Server </text:span><text:span text:style-name="T144">7</text:span> (formerly Witango <text:span text:style-name="T109">Server</text:span>):</text:p>
            <text:p text:style-name="P61">Reorganized, cleaned up, and modernized a 17-year-old C++ code base and addressed numerous bugs and feature requests for the server's first major release in over two years; <text:span text:style-name="T111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6"><text:span text:style-name="T146">TeraScribe 8</text:span>:</text:p>
            <text:p text:style-name="P62">Reorganized <text:span text:style-name="T12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7">Subcontracting</text:span>:</text:p>
            <text:p text:style-name="P63">Debugged production installations of TeraScript Server 7 and 8</text:p>
            <text:p text:style-name="P1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5"/>
          </table:table-cell>
          <table:table-cell table:style-name="WorkExperience.A1" office:value-type="string">
            <text:p text:style-name="P158"/>
          </table:table-cell>
        </table:table-row>
        <table:table-row>
          <table:table-cell table:style-name="WorkExperience.A1" office:value-type="string">
            <text:p text:style-name="P19">12/2011 – <text:span text:style-name="T189">0</text:span>6/2012</text:p>
          </table:table-cell>
          <table:table-cell table:style-name="WorkExperience.A1" office:value-type="string">
            <text:p text:style-name="P118">Haystack <text:span text:style-name="T184">business intelligence</text:span> platform <text:span text:style-name="T10">for </text:span><text:span text:style-name="T182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2553254915" text:style-name="L4">
              <text:list-header>
                <text:p text:style-name="P139">Implemented time series databases from scratch using relational tables and memory-mapped files</text:p>
                <text:p text:style-name="P135">Wrote RFC 3986 grammar-based URL and URN parsers using Ragel (Java) and pyparsing (Python)</text:p>
                <text:p text:style-name="P135">Generated service interfaces in Java and Python with custom Protocol Buffers compiler plugins</text:p>
              </text:list-header>
            </text:list>
            <text:p text:style-name="P74">Coded agent plugins in Java and Python for discovering and fetching metric metadata and data:</text:p>
            <text:list xml:id="list102900306371828" text:continue-numbering="true" text:style-name="L4">
              <text:list-item>
                <text:p text:style-name="P155">Open source monitoring systems: Nagios, Ganglia, collectl, Graphite</text:p>
              </text:list-item>
              <text:list-item>
                <text:p text:style-name="P155">Open source server software: Apache httpd, nginx, MySQL, memcached, MongoDB, JMX</text:p>
              </text:list-item>
              <text:list-item>
                <text:p text:style-name="P155">Platform interfaces: procfs, sysctl, WMI, SNMP</text:p>
              </text:list-item>
              <text:list-item>
                <text:p text:style-name="P155">Third party APIs: Google Analytics, MailChimp, Spring Social, Amazon CloudWatch</text:p>
              </text:list-item>
            </text:list>
            <text:p text:style-name="P100">Supervised user experience and graphic designers in Ukraine</text:p>
            <text:p text:style-name="P74">Implemented a client-side user interface with the Google Web Toolkit, starting from wireframes:</text:p>
            <text:list xml:id="list102902106911148" text:continue-numbering="true" text:style-name="L4">
              <text:list-item>
                <text:p text:style-name="P155">Architectural best practices: Model-View-Presenter; event bus; activities and places</text:p>
              </text:list-item>
              <text:list-item>
                <text:p text:style-name="P155">Custom widgets: date time range picker, cell table pager, search box, selection tree</text:p>
              </text:list-item>
              <text:list-item>
                <text:p text:style-name="P155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19"><text:span text:style-name="T193">0</text:span>8/2011 – 12/2011</text:p>
          </table:table-cell>
          <table:table-cell table:style-name="WorkExperience.A1" office:value-type="string">
            <text:p text:style-name="P120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09">Designed, implemented, documented, and successfully deployed warehouse integration code in Java (backend) and PHP (administrative frontend)</text:p>
            <text:p text:style-name="P108">Wrote a Thrift compiler and targets in Python+pyparsing to generate Java and PHP from Thrift definitions</text:p>
            <text:p text:style-name="P114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19"><text:span text:style-name="T193">0</text:span>5/2011 – <text:span text:style-name="T193">0</text:span>8/2011</text:p>
          </table:table-cell>
          <table:table-cell table:style-name="WorkExperience.A1" office:value-type="string">
            <text:p text:style-name="P118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108">Synthesized a realistic benchmark for front-line web servers from statistical analyses of nginx access logs</text:p>
            <text:p text:style-name="P108">Significantly reduced network bandwidth and latency on <text:s/>production servers with targeted optimizations</text:p>
            <text:p text:style-name="P114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3">0</text:span>4/2011</text:p>
          </table:table-cell>
          <table:table-cell table:style-name="WorkExperience.A1" office:value-type="string">
            <text:p text:style-name="P118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3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02900578774975" text:continue-numbering="true" text:style-name="L4">
              <text:list-item>
                <text:p text:style-name="P163">inspired by POSIX, FUSE, Boost.Filesystem, and Java NIO.2</text:p>
              </text:list-item>
              <text:list-item>
                <text:p text:style-name="P163">X10 and native code for the Java and C++ source-to-source compilation backends</text:p>
              </text:list-item>
              <text:list-item>
                <text:p text:style-name="P163">Scatter/gather I/O, aligned buffers, memory-mapped files, advisory locking</text:p>
                <text:p text:style-name="P165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18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5">computing </text:span>clusters, <text:span text:style-name="T13">for</text:span><text:span text:style-name="T183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70">r</text:span>edundant NFS exports; Nagios, Ganglia, and collectl monitoring; Heartbeat/Linux-HA services for failover; Promise RAID devices; <text:span text:style-name="T170">n</text:span>etwork interfaces (Infiniband, bonded Ethernet)</text:p>
            <text:list xml:id="list3285444120" text:style-name="L5">
              <text:list-header>
                <text:p text:style-name="P170">Finished two major LXFS releases, used in numerous deployments</text:p>
                <text:p text:style-name="P156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19"><text:span text:style-name="T195">0</text:span>1/2009 – <text:span text:style-name="T195">0</text:span>7/2010</text:p>
          </table:table-cell>
          <table:table-cell table:style-name="WorkExperience.A1" office:value-type="string">
            <text:p text:style-name="P116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Designed, implemented, and tested the XtreemFS userspace client:</text:p>
            <text:list xml:id="list2039539649" text:style-name="L6">
              <text:list-item>
                <text:p text:style-name="P164">FUSE and Dokan (Windows FUSE-like library) interfaces</text:p>
              </text:list-item>
              <text:list-item>
                <text:p text:style-name="P164">Multiple pipelined ONC-RPC streams to a a single server</text:p>
              </text:list-item>
              <text:list-item>
                <text:p text:style-name="P164">Staged, event-driven concurrency for robust performance under load</text:p>
              </text:list-item>
              <text:list-item>
                <text:p text:style-name="P164">Close-to-open file caching with per-file page sizes</text:p>
              </text:list-item>
              <text:list-item>
                <text:p text:style-name="P164">Automatic failover between file replicas on timeout</text:p>
              </text:list-item>
              <text:list-item>
                <text:p text:style-name="P164">Heavily benchmarked under different I/O loads (iobench, dbench, metadata benchmarks)</text:p>
                <text:p text:style-name="P171">Finished two major XtreemFS releases, both used in production</text:p>
                <text:p text:style-name="P157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4">Teaching Experience</text:p>
          </table:table-cell>
        </table:table-row>
        <table:table-row>
          <table:table-cell table:style-name="Table2.A2" office:value-type="string">
            <text:p text:style-name="P26"><text:span text:style-name="T196">0</text:span>2/2014 – <text:span text:style-name="T196">0</text:span>4/2014</text:p>
          </table:table-cell>
          <table:table-cell table:style-name="Table2.B3" office:value-type="string">
            <text:p text:style-name="P117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200"> / Ames, IA</text:span></text:p>
          </table:table-cell>
        </table:table-row>
        <table:table-row>
          <table:table-cell table:style-name="Table2.A3" office:value-type="string">
            <text:p text:style-name="P25"><text:span text:style-name="T197">01/</text:span>2002 – <text:span text:style-name="T197">05/</text:span>2004</text:p>
          </table:table-cell>
          <table:table-cell table:style-name="Table2.B3" office:value-type="string">
            <text:p text:style-name="P119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19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3-31T10:28:59.648000000</dc:date>
    <meta:editing-duration>P1DT13H18M35S</meta:editing-duration>
    <meta:editing-cycles>1070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1" meta:paragraph-count="197" meta:word-count="1804" meta:character-count="12994" meta:non-whitespace-character-count="11398"/>
  </office:meta>
</office:document-meta>
</file>